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c7f90"/>
    </style:style>
    <style:style style:name="P2" style:family="paragraph" style:parent-style-name="Standard">
      <style:paragraph-properties fo:text-align="start" style:justify-single-word="false"/>
      <style:text-properties officeooo:paragraph-rsid="000cdbbc"/>
    </style:style>
    <style:style style:name="P3" style:family="paragraph" style:parent-style-name="Standard">
      <style:paragraph-properties fo:text-align="start" style:justify-single-word="false"/>
      <style:text-properties officeooo:paragraph-rsid="000dec1f"/>
    </style:style>
    <style:style style:name="P4" style:family="paragraph" style:parent-style-name="Standard">
      <style:text-properties officeooo:rsid="000bcf0c" officeooo:paragraph-rsid="000bcf0c"/>
    </style:style>
    <style:style style:name="P5" style:family="paragraph" style:parent-style-name="Standard">
      <style:paragraph-properties fo:text-align="end" style:justify-single-word="false"/>
      <style:text-properties officeooo:rsid="000bcf0c" officeooo:paragraph-rsid="000bcf0c"/>
    </style:style>
    <style:style style:name="P6" style:family="paragraph" style:parent-style-name="Standard">
      <style:paragraph-properties fo:text-align="start" style:justify-single-word="false"/>
      <style:text-properties officeooo:rsid="000bcf0c" officeooo:paragraph-rsid="000bcf0c"/>
    </style:style>
    <style:style style:name="P7" style:family="paragraph" style:parent-style-name="Standard">
      <style:paragraph-properties fo:text-align="start" style:justify-single-word="false"/>
      <style:text-properties officeooo:rsid="000bcf0c" officeooo:paragraph-rsid="000cdbbc"/>
    </style:style>
    <style:style style:name="P8" style:family="paragraph" style:parent-style-name="Standard">
      <style:paragraph-properties fo:text-align="start" style:justify-single-word="false"/>
      <style:text-properties officeooo:rsid="000dec1f" officeooo:paragraph-rsid="000dec1f"/>
    </style:style>
    <style:style style:name="P9" style:family="paragraph" style:parent-style-name="Standard">
      <style:paragraph-properties fo:text-align="start" style:justify-single-word="false"/>
      <style:text-properties officeooo:rsid="000c7f90" officeooo:paragraph-rsid="000c7f90"/>
    </style:style>
    <style:style style:name="P10" style:family="paragraph" style:parent-style-name="Standard">
      <style:paragraph-properties fo:text-align="start" style:justify-single-word="false"/>
      <style:text-properties officeooo:rsid="000cdbbc" officeooo:paragraph-rsid="000c7f90"/>
    </style:style>
    <style:style style:name="P11" style:family="paragraph" style:parent-style-name="Standard">
      <style:paragraph-properties fo:text-align="start" style:justify-single-word="false"/>
      <style:text-properties officeooo:rsid="000cdbbc" officeooo:paragraph-rsid="000cdbbc"/>
    </style:style>
    <style:style style:name="P12" style:family="paragraph" style:parent-style-name="Standard">
      <style:paragraph-properties fo:text-align="start" style:justify-single-word="false"/>
      <style:text-properties officeooo:rsid="000fb61e" officeooo:paragraph-rsid="000cdbbc"/>
    </style:style>
    <style:style style:name="P13" style:family="paragraph" style:parent-style-name="Standard">
      <style:paragraph-properties fo:text-align="start" style:justify-single-word="false"/>
      <style:text-properties officeooo:rsid="00104c2b" officeooo:paragraph-rsid="00104c2b"/>
    </style:style>
    <style:style style:name="T1" style:family="text">
      <style:text-properties officeooo:rsid="000c7f90"/>
    </style:style>
    <style:style style:name="T2" style:family="text">
      <style:text-properties officeooo:rsid="000cdbbc"/>
    </style:style>
    <style:style style:name="T3" style:family="text">
      <style:text-properties officeooo:rsid="000dec1f"/>
    </style:style>
    <style:style style:name="T4" style:family="text">
      <style:text-properties officeooo:rsid="000fb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ゲーム2048</text:p>
      <text:p text:style-name="P5">外部設計書　第1.0版</text:p>
      <text:p text:style-name="P5">2014年4月18日　ANTNソフト開発</text:p>
      <text:p text:style-name="P5"/>
      <text:p text:style-name="P6">1.目的</text:p>
      <text:p text:style-name="P6">　幅広い年齢層を対象に、誰もが手軽に楽しめる新しいゲーム2048を開発する。</text:p>
      <text:p text:style-name="P6"/>
      <text:p text:style-name="P6">2.システム概要</text:p>
      <text:p text:style-name="P7">　このゲームは、ランダムな位置に出現する、「2」のマスを矢印キーにより壁際まで前後左右方向に移動させる。移動させた時に、同じ数字の2つのマスが移動方向で隣り合っていれば、倍になった数字を表示する。連続して数字が足された場合は、その回数によってボーナスポイントを付ける。</text:p>
      <text:p text:style-name="P8">移動先で、隣り合う数字が異なっていた場合は、そのままその場にとどまる。移動操作後には、必ず新たにランダムな場所に2が1つ出現する。</text:p>
      <text:p text:style-name="P6">この操作を繰り返し、最大値2048 とし、最終的にマスが全て埋まるまでゲームを続ける事ができ、全て埋まった時に画面にある数字の合計をスコアとして記録し、ハイスコアを競うゲームである。</text:p>
      <text:p text:style-name="P9">Java言語により開発を行い、ゲーム開始画面、ゲーム中画面、ゲーム終了画面により構成される。</text:p>
      <text:p text:style-name="P6">(1)ゲームを開始すると、スタート画面(図1)が表示され、キーボード入力によりNEWGAMEと前回の続きからかを選ぶ。</text:p>
      <text:p text:style-name="P6">(2)NEWGAMEが選択さた場合は、ランダムな位置2箇所に2が表示された画面が現れる。</text:p>
      <text:p text:style-name="P6">　続きからが選択された場合は、前回の状態を表示する。</text:p>
      <text:p text:style-name="P9">(3)盤が表示されれば、ユーザの操作まで待機し、ユーザから操作があればそれに応じた動作をする。</text:p>
      <text:p text:style-name="P9">(4)ゲームが終了した場合は、その時のスコアを記録する。</text:p>
      <text:p text:style-name="P9"/>
      <text:p text:style-name="P9"/>
      <text:p text:style-name="P9">3.機能</text:p>
      <text:p text:style-name="P9"/>
      <text:p text:style-name="P1"><text:span text:style-name="T1">(1)ゲーム開始画面</text:span><text:span text:style-name="T2">(図1)</text:span></text:p>
      <text:p text:style-name="P9">　タイトル、新規開始、前回の続きから開始の2つのメニューを備え、それまでのハイスコアを表示する。</text:p>
      <text:p text:style-name="P9">よって</text:p>
      <text:p text:style-name="P9">・新規開始機能</text:p>
      <text:p text:style-name="P9">・前回の続きから開始機能</text:p>
      <text:p text:style-name="P9">・ハイスコア表示機能</text:p>
      <text:p text:style-name="P9">が存在する。</text:p>
      <text:p text:style-name="P9"/>
      <text:p text:style-name="P1"><text:span text:style-name="T1">(2)ゲーム中画面</text:span><text:span text:style-name="T2">(図2)</text:span></text:p>
      <text:p text:style-name="P9">　ゲーム中の盤を大きく表示し、画面下部にハイスコア、ゲーム中に操作出来る機能を表示する。</text:p>
      <text:p text:style-name="P9">・1手前に戻る機能</text:p>
      <text:p text:style-name="P9">・ゲーム中断機能</text:p>
      <text:p text:style-name="P9">・新規ゲーム開始機能</text:p>
      <text:p text:style-name="P9">・現在のスコア表示機能</text:p>
      <text:p text:style-name="P9">・ハイスコア表示機能</text:p>
      <text:p text:style-name="P9"/>
      <text:p text:style-name="P1"><text:span text:style-name="T1">(3)ゲーム終了画面</text:span><text:span text:style-name="T2">(図3)</text:span></text:p>
      <text:p text:style-name="P1"><text:span text:style-name="T1">　</text:span><text:span text:style-name="T2">ゲーム終了を告げるメッセージ、スコア、可能な操作を表示する。</text:span></text:p>
      <text:p text:style-name="P10"><text:soft-page-break/>・新規開始機能</text:p>
      <text:p text:style-name="P10">・スコア表示機能</text:p>
      <text:p text:style-name="P10">・ハイスコア表示機能</text:p>
      <text:p text:style-name="P10">・ゲーム終了機能</text:p>
      <text:p text:style-name="P10"/>
      <text:p text:style-name="P11">4.ユーザインタフェース</text:p>
      <text:p text:style-name="P11"/>
      <text:p text:style-name="P11">　1.ゲームを開始すると、スタート画面を表示する。(図1)</text:p>
      <text:p text:style-name="P11">↓</text:p>
      <text:p text:style-name="P11">　2-1.キーにより新規ゲーム開始を選択すると、4x4のランダムな2箇所に2を表示する。</text:p>
      <text:p text:style-name="P11">or</text:p>
      <text:p text:style-name="P11">　2-2.キーにより前回の続きからゲーム開始を選択すると、前回の状態の盤を表示する。</text:p>
      <text:p text:style-name="P11">↓</text:p>
      <text:p text:style-name="P11">　3.矢印キーにより、数字を動かす</text:p>
      <text:p text:style-name="P11">↓</text:p>
      <text:p text:style-name="P2"><text:span text:style-name="T2">　</text:span><text:span text:style-name="T4">4.移動結果に応じて数字を変化させる。</text:span></text:p>
      <text:p text:style-name="P12">↓</text:p>
      <text:p text:style-name="P12">　5.盤上の数字のないランダムな場所に2が１つ出現する。</text:p>
      <text:p text:style-name="P12">↓</text:p>
      <text:p text:style-name="P2"><text:span text:style-name="T2">　</text:span><text:span text:style-name="T4">6</text:span><text:span text:style-name="T2">.１つ前の手に戻る操作(キー入力による)をユーザが選択した場合は、1つ前の状態に盤を戻す。その際、ポイントを減点する。</text:span></text:p>
      <text:p text:style-name="P11"/>
      <text:p text:style-name="P2"><text:span text:style-name="T2">　</text:span><text:span text:style-name="T4">7</text:span><text:span text:style-name="T2">.ユーザが中断操作(キー入力による)を行った場合は、その時点の盤を内部で保存し、ゲーム画面を消す。</text:span></text:p>
      <text:p text:style-name="P11"/>
      <text:p text:style-name="P3"><text:span text:style-name="T3">　</text:span><text:span text:style-name="T4">8</text:span><text:span text:style-name="T3">.盤が全て埋まった場合は、ゲーム終了を告げる画面を表示する。その際、その時のスコア、それまでのハイスコアを表示する。また、新規ゲーム開始メニューとゲーム終了メニューを表示する。(選択は、キー操作による。)</text:span></text:p>
      <text:p text:style-name="P8">↓</text:p>
      <text:p text:style-name="P3"><text:span text:style-name="T3">　</text:span><text:span text:style-name="T4">9</text:span><text:span text:style-name="T3">.ユーザが新規ゲーム開始操作をした場合は、上記2-1の状態にする。</text:span></text:p>
      <text:p text:style-name="P8"/>
      <text:p text:style-name="P3"><text:span text:style-name="T3">　</text:span><text:span text:style-name="T4">10</text:span><text:span text:style-name="T3">.ユーザがゲーム終了操作をした場合は、ゲーム画面を消す。</text:span></text:p>
      <text:p text:style-name="P8"/>
      <text:p text:style-name="P13"/>
      <text:p text:style-name="P13"/>
      <text:p text:style-name="P13">ユースケース図、ユーズケース記述、画面デザインは別途添付する。</text:p>
      <text:p text:style-name="P11"/>
      <text:p text:style-name="P9">　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ヒラギノ明朝 ProN W3" svg:font-family="'ヒラギノ明朝 ProN W3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ヒラギノ明朝 ProN W3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ヒラギノ角ゴ ProN W3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8T15:42:48</meta:creation-date>
    <dc:date>2014-04-18T17:51:27</dc:date>
    <meta:editing-duration>PT3M54S</meta:editing-duration>
    <meta:editing-cycles>5</meta:editing-cycles>
    <meta:generator>LibreOffice/4.0.3.3$MacOSX_x86 LibreOffice_project/0eaa50a932c8f2199a615e1eb30f7ac74279539</meta:generator>
    <meta:document-statistic meta:table-count="0" meta:image-count="0" meta:object-count="0" meta:page-count="2" meta:paragraph-count="57" meta:word-count="1330" meta:character-count="1429" meta:non-whitespace-character-count="1408"/>
  </office:meta>
</office:document-meta>
</file>